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128.35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186.01pt"/>
    </style:style>
    <style:style style:name="co7" style:family="table-column">
      <style:table-column-properties fo:break-before="auto" style:column-width="132.89pt"/>
    </style:style>
    <style:style style:name="co8" style:family="table-column">
      <style:table-column-properties fo:break-before="auto" style:column-width="11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2.86pt" svg:height="255.26pt" svg:x="66.13pt" svg:y="335.82pt">
            <draw:object draw:notify-on-update-of-ranges="Sheet1.A2:Sheet1.A10 Sheet1.F2:Sheet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86pt" svg:height="255.26pt" svg:x="66.9pt" svg:y="606.16pt">
            <draw:object draw:notify-on-update-of-ranges="Sheet1.A15:Sheet1.A23 Sheet1.F15:Sheet1.F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798.04pt" svg:y="331.29pt">
            <draw:object draw:notify-on-update-of-ranges="Sheet1.H2:Sheet1.H10 Sheet1.Q2:Sheet1.Q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798.83pt" svg:y="597.83pt">
            <draw:object draw:notify-on-update-of-ranges="Sheet1.H15:Sheet1.H23 Sheet1.Q15:Sheet1.Q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2"/>
        <table:table-column table:style-name="co1" table:number-columns-repeated="8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imes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Original + OpenMP(8)</text:p>
          </table:table-cell>
          <table:table-cell table:style-name="ce2" office:value-type="string" calcext:value-type="string">
            <text:p>Space-Improve</text:p>
          </table:table-cell>
          <table:table-cell table:style-name="ce2" office:value-type="string" calcext:value-type="string">
            <text:p>Space-Improve + OpenMP(8)</text:p>
          </table:table-cell>
          <table:table-cell table:style-name="ce2" office:value-type="string" calcext:value-type="string">
            <text:p>Original / Most Optimized (SpeedUp)</text:p>
          </table:table-cell>
          <table:table-cell/>
          <table:table-cell table:style-name="ce4" office:value-type="string" calcext:value-type="string">
            <text:p>OpenMP</text:p>
          </table:table-cell>
          <table:table-cell table:style-name="ce2" office:value-type="string" calcext:value-type="string">
            <text:p>1 Thread</text:p>
          </table:table-cell>
          <table:table-cell table:style-name="ce2" office:value-type="string" calcext:value-type="string">
            <text:p>2 Thread</text:p>
          </table:table-cell>
          <table:table-cell table:style-name="ce2" office:value-type="string" calcext:value-type="string">
            <text:p>3 Thread</text:p>
          </table:table-cell>
          <table:table-cell table:style-name="ce2" office:value-type="string" calcext:value-type="string">
            <text:p>4 Thread</text:p>
          </table:table-cell>
          <table:table-cell table:style-name="ce2" office:value-type="string" calcext:value-type="string">
            <text:p>5 Thread</text:p>
          </table:table-cell>
          <table:table-cell table:style-name="ce2" office:value-type="string" calcext:value-type="string">
            <text:p>6 Thread</text:p>
          </table:table-cell>
          <table:table-cell table:style-name="ce2" office:value-type="string" calcext:value-type="string">
            <text:p>7 Thread</text:p>
          </table:table-cell>
          <table:table-cell table:style-name="ce2" office:value-type="string" calcext:value-type="string">
            <text:p>8 Thread</text:p>
          </table:table-cell>
          <table:table-cell table:style-name="ce2" office:value-type="string" calcext:value-type="string">
            <text:p>SpeedUp (8 Threads)</text:p>
          </table:table-cell>
          <table:table-cell table:style-name="ce2" office:value-type="string" calcext:value-type="string">
            <text:p>STD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4512" calcext:value-type="float">
            <text:p>0.004512</text:p>
          </table:table-cell>
          <table:table-cell office:value-type="float" office:value="0.001868" calcext:value-type="float">
            <text:p>0.001868</text:p>
          </table:table-cell>
          <table:table-cell office:value-type="float" office:value="0.002338" calcext:value-type="float">
            <text:p>0.002338</text:p>
          </table:table-cell>
          <table:table-cell office:value-type="float" office:value="0.00458" calcext:value-type="float">
            <text:p>0.00458</text:p>
          </table:table-cell>
          <table:table-cell table:formula="of:=[.B2]/[.E2]" office:value-type="float" office:value="0.985152838427947" calcext:value-type="float">
            <text:p>0.98515283842794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2903" calcext:value-type="float">
            <text:p>0.002903</text:p>
          </table:table-cell>
          <table:table-cell office:value-type="float" office:value="0.002685" calcext:value-type="float">
            <text:p>0.002685</text:p>
          </table:table-cell>
          <table:table-cell office:value-type="float" office:value="0.001557" calcext:value-type="float">
            <text:p>0.001557</text:p>
          </table:table-cell>
          <table:table-cell office:value-type="float" office:value="0.001618" calcext:value-type="float">
            <text:p>0.001618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0.002323" calcext:value-type="float">
            <text:p>0.002323</text:p>
          </table:table-cell>
          <table:table-cell office:value-type="float" office:value="0.002325" calcext:value-type="float">
            <text:p>0.002325</text:p>
          </table:table-cell>
          <table:table-cell office:value-type="float" office:value="0.001868" calcext:value-type="float">
            <text:p>0.001868</text:p>
          </table:table-cell>
          <table:table-cell table:formula="of:=[.I2]/[.P2]" office:value-type="float" office:value="1.55406852248394" calcext:value-type="float">
            <text:p>1.55406852248394</text:p>
          </table:table-cell>
          <table:table-cell table:formula="of:=STDEV([.I2:.P2])" office:value-type="float" office:value="0.000481171616993355" calcext:value-type="float">
            <text:p>0.0004811716169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1745" calcext:value-type="float">
            <text:p>0.021745</text:p>
          </table:table-cell>
          <table:table-cell office:value-type="float" office:value="0.010266" calcext:value-type="float">
            <text:p>0.010266</text:p>
          </table:table-cell>
          <table:table-cell office:value-type="float" office:value="0.009046" calcext:value-type="float">
            <text:p>0.009046</text:p>
          </table:table-cell>
          <table:table-cell office:value-type="float" office:value="0.008183" calcext:value-type="float">
            <text:p>0.008183</text:p>
          </table:table-cell>
          <table:table-cell table:formula="of:=[.B3]/[.E3]" office:value-type="float" office:value="2.65733838445558" calcext:value-type="float">
            <text:p>2.6573383844555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10875" calcext:value-type="float">
            <text:p>0.010875</text:p>
          </table:table-cell>
          <table:table-cell office:value-type="float" office:value="0.010866" calcext:value-type="float">
            <text:p>0.010866</text:p>
          </table:table-cell>
          <table:table-cell office:value-type="float" office:value="0.011307" calcext:value-type="float">
            <text:p>0.011307</text:p>
          </table:table-cell>
          <table:table-cell office:value-type="float" office:value="0.012263" calcext:value-type="float">
            <text:p>0.012263</text:p>
          </table:table-cell>
          <table:table-cell office:value-type="float" office:value="0.010454" calcext:value-type="float">
            <text:p>0.010454</text:p>
          </table:table-cell>
          <table:table-cell office:value-type="float" office:value="0.009938" calcext:value-type="float">
            <text:p>0.009938</text:p>
          </table:table-cell>
          <table:table-cell office:value-type="float" office:value="0.011852" calcext:value-type="float">
            <text:p>0.011852</text:p>
          </table:table-cell>
          <table:table-cell office:value-type="float" office:value="0.010266" calcext:value-type="float">
            <text:p>0.010266</text:p>
          </table:table-cell>
          <table:table-cell table:formula="of:=[.I3]/[.P3]" office:value-type="float" office:value="1.05932203389831" calcext:value-type="float">
            <text:p>1.05932203389831</text:p>
          </table:table-cell>
          <table:table-cell table:formula="of:=STDEV([.I3:.P3])" office:value-type="float" office:value="0.000793690644574896" calcext:value-type="float">
            <text:p>0.0007936906445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3175" calcext:value-type="float">
            <text:p>0.113175</text:p>
          </table:table-cell>
          <table:table-cell office:value-type="float" office:value="0.065463" calcext:value-type="float">
            <text:p>0.065463</text:p>
          </table:table-cell>
          <table:table-cell office:value-type="float" office:value="0.059497" calcext:value-type="float">
            <text:p>0.059497</text:p>
          </table:table-cell>
          <table:table-cell office:value-type="float" office:value="0.016236" calcext:value-type="float">
            <text:p>0.016236</text:p>
          </table:table-cell>
          <table:table-cell table:formula="of:=[.B4]/[.E4]" office:value-type="float" office:value="6.97062084257206" calcext:value-type="float">
            <text:p>6.9706208425720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80786" calcext:value-type="float">
            <text:p>0.080786</text:p>
          </table:table-cell>
          <table:table-cell office:value-type="float" office:value="0.076132" calcext:value-type="float">
            <text:p>0.076132</text:p>
          </table:table-cell>
          <table:table-cell office:value-type="float" office:value="0.066978" calcext:value-type="float">
            <text:p>0.066978</text:p>
          </table:table-cell>
          <table:table-cell office:value-type="float" office:value="0.065361" calcext:value-type="float">
            <text:p>0.065361</text:p>
          </table:table-cell>
          <table:table-cell office:value-type="float" office:value="0.065703" calcext:value-type="float">
            <text:p>0.065703</text:p>
          </table:table-cell>
          <table:table-cell office:value-type="float" office:value="0.066985" calcext:value-type="float">
            <text:p>0.066985</text:p>
          </table:table-cell>
          <table:table-cell office:value-type="float" office:value="0.065278" calcext:value-type="float">
            <text:p>0.065278</text:p>
          </table:table-cell>
          <table:table-cell office:value-type="float" office:value="0.065463" calcext:value-type="float">
            <text:p>0.065463</text:p>
          </table:table-cell>
          <table:table-cell table:formula="of:=[.I4]/[.P4]" office:value-type="float" office:value="1.23407115469807" calcext:value-type="float">
            <text:p>1.23407115469807</text:p>
          </table:table-cell>
          <table:table-cell table:formula="of:=STDEV([.I4:.P4])" office:value-type="float" office:value="0.00595628464612918" calcext:value-type="float">
            <text:p>0.0059562846461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757446" calcext:value-type="float">
            <text:p>0.757446</text:p>
          </table:table-cell>
          <table:table-cell office:value-type="float" office:value="0.492042" calcext:value-type="float">
            <text:p>0.492042</text:p>
          </table:table-cell>
          <table:table-cell office:value-type="float" office:value="0.441719" calcext:value-type="float">
            <text:p>0.441719</text:p>
          </table:table-cell>
          <table:table-cell office:value-type="float" office:value="0.045114" calcext:value-type="float">
            <text:p>0.045114</text:p>
          </table:table-cell>
          <table:table-cell table:formula="of:=[.B5]/[.E5]" office:value-type="float" office:value="16.7895996808086" calcext:value-type="float">
            <text:p>16.789599680808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496755" calcext:value-type="float">
            <text:p>0.496755</text:p>
          </table:table-cell>
          <table:table-cell office:value-type="float" office:value="0.491108" calcext:value-type="float">
            <text:p>0.491108</text:p>
          </table:table-cell>
          <table:table-cell office:value-type="float" office:value="0.49065" calcext:value-type="float">
            <text:p>0.49065</text:p>
          </table:table-cell>
          <table:table-cell office:value-type="float" office:value="0.49758" calcext:value-type="float">
            <text:p>0.49758</text:p>
          </table:table-cell>
          <table:table-cell office:value-type="float" office:value="0.49233" calcext:value-type="float">
            <text:p>0.49233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490986" calcext:value-type="float">
            <text:p>0.490986</text:p>
          </table:table-cell>
          <table:table-cell office:value-type="float" office:value="0.492042" calcext:value-type="float">
            <text:p>0.492042</text:p>
          </table:table-cell>
          <table:table-cell table:formula="of:=[.I5]/[.P5]" office:value-type="float" office:value="1.00957845062007" calcext:value-type="float">
            <text:p>1.00957845062007</text:p>
          </table:table-cell>
          <table:table-cell table:formula="of:=STDEV([.I5:.P5])" office:value-type="float" office:value="0.0030585844969528" calcext:value-type="float">
            <text:p>0.00305858449695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13143" calcext:value-type="float">
            <text:p>3.13143</text:p>
          </table:table-cell>
          <table:table-cell office:value-type="float" office:value="2.160958" calcext:value-type="float">
            <text:p>2.160958</text:p>
          </table:table-cell>
          <table:table-cell office:value-type="float" office:value="1.923795" calcext:value-type="float">
            <text:p>1.923795</text:p>
          </table:table-cell>
          <table:table-cell office:value-type="float" office:value="0.206496" calcext:value-type="float">
            <text:p>0.206496</text:p>
          </table:table-cell>
          <table:table-cell table:formula="of:=[.B6]/[.E6]" office:value-type="float" office:value="15.1646036727104" calcext:value-type="float">
            <text:p>15.164603672710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.160559" calcext:value-type="float">
            <text:p>2.160559</text:p>
          </table:table-cell>
          <table:table-cell office:value-type="float" office:value="2.158197" calcext:value-type="float">
            <text:p>2.158197</text:p>
          </table:table-cell>
          <table:table-cell office:value-type="float" office:value="2.149108" calcext:value-type="float">
            <text:p>2.149108</text:p>
          </table:table-cell>
          <table:table-cell office:value-type="float" office:value="2.160486" calcext:value-type="float">
            <text:p>2.160486</text:p>
          </table:table-cell>
          <table:table-cell office:value-type="float" office:value="2.160603" calcext:value-type="float">
            <text:p>2.160603</text:p>
          </table:table-cell>
          <table:table-cell office:value-type="float" office:value="2.161092" calcext:value-type="float">
            <text:p>2.161092</text:p>
          </table:table-cell>
          <table:table-cell office:value-type="float" office:value="2.160199" calcext:value-type="float">
            <text:p>2.160199</text:p>
          </table:table-cell>
          <table:table-cell office:value-type="float" office:value="2.160958" calcext:value-type="float">
            <text:p>2.160958</text:p>
          </table:table-cell>
          <table:table-cell table:formula="of:=[.I6]/[.P6]" office:value-type="float" office:value="0.999815359669184" calcext:value-type="float">
            <text:p>0.999815359669184</text:p>
          </table:table-cell>
          <table:table-cell table:formula="of:=STDEV([.I6:.P6])" office:value-type="float" office:value="0.00405802533787767" calcext:value-type="float">
            <text:p>0.00405802533787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.188349" calcext:value-type="float">
            <text:p>7.188349</text:p>
          </table:table-cell>
          <table:table-cell office:value-type="float" office:value="5.021726" calcext:value-type="float">
            <text:p>5.021726</text:p>
          </table:table-cell>
          <table:table-cell office:value-type="float" office:value="4.443541" calcext:value-type="float">
            <text:p>4.443541</text:p>
          </table:table-cell>
          <table:table-cell office:value-type="float" office:value="0.58281" calcext:value-type="float">
            <text:p>0.58281</text:p>
          </table:table-cell>
          <table:table-cell table:formula="of:=[.B7]/[.E7]" office:value-type="float" office:value="12.3339493145279" calcext:value-type="float">
            <text:p>12.3339493145279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5.030624" calcext:value-type="float">
            <text:p>5.030624</text:p>
          </table:table-cell>
          <table:table-cell office:value-type="float" office:value="5.026189" calcext:value-type="float">
            <text:p>5.026189</text:p>
          </table:table-cell>
          <table:table-cell office:value-type="float" office:value="4.999181" calcext:value-type="float">
            <text:p>4.999181</text:p>
          </table:table-cell>
          <table:table-cell office:value-type="float" office:value="5.00353" calcext:value-type="float">
            <text:p>5.00353</text:p>
          </table:table-cell>
          <table:table-cell office:value-type="float" office:value="5.024149" calcext:value-type="float">
            <text:p>5.024149</text:p>
          </table:table-cell>
          <table:table-cell office:value-type="float" office:value="5.018527" calcext:value-type="float">
            <text:p>5.018527</text:p>
          </table:table-cell>
          <table:table-cell office:value-type="float" office:value="5.03232" calcext:value-type="float">
            <text:p>5.03232</text:p>
          </table:table-cell>
          <table:table-cell office:value-type="float" office:value="5.021726" calcext:value-type="float">
            <text:p>5.021726</text:p>
          </table:table-cell>
          <table:table-cell table:formula="of:=[.I7]/[.P7]" office:value-type="float" office:value="1.00177190073692" calcext:value-type="float">
            <text:p>1.00177190073692</text:p>
          </table:table-cell>
          <table:table-cell table:formula="of:=STDEV([.I7:.P7])" office:value-type="float" office:value="0.012119928096793" calcext:value-type="float">
            <text:p>0.01211992809679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8.384891" calcext:value-type="float">
            <text:p>18.384891</text:p>
          </table:table-cell>
          <table:table-cell office:value-type="float" office:value="10.277279" calcext:value-type="float">
            <text:p>10.277279</text:p>
          </table:table-cell>
          <table:table-cell office:value-type="float" office:value="8.199523" calcext:value-type="float">
            <text:p>8.199523</text:p>
          </table:table-cell>
          <table:table-cell office:value-type="float" office:value="1.096937" calcext:value-type="float">
            <text:p>1.096937</text:p>
          </table:table-cell>
          <table:table-cell table:formula="of:=[.B8]/[.E8]" office:value-type="float" office:value="16.7602068304743" calcext:value-type="float">
            <text:p>16.7602068304743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0.281227" calcext:value-type="float">
            <text:p>10.281227</text:p>
          </table:table-cell>
          <table:table-cell office:value-type="float" office:value="10.310677" calcext:value-type="float">
            <text:p>10.310677</text:p>
          </table:table-cell>
          <table:table-cell office:value-type="float" office:value="10.87788" calcext:value-type="float">
            <text:p>10.87788</text:p>
          </table:table-cell>
          <table:table-cell office:value-type="float" office:value="10.281584" calcext:value-type="float">
            <text:p>10.281584</text:p>
          </table:table-cell>
          <table:table-cell office:value-type="float" office:value="10.28225" calcext:value-type="float">
            <text:p>10.28225</text:p>
          </table:table-cell>
          <table:table-cell office:value-type="float" office:value="10.33101" calcext:value-type="float">
            <text:p>10.33101</text:p>
          </table:table-cell>
          <table:table-cell office:value-type="float" office:value="10.434527" calcext:value-type="float">
            <text:p>10.434527</text:p>
          </table:table-cell>
          <table:table-cell office:value-type="float" office:value="10.277279" calcext:value-type="float">
            <text:p>10.277279</text:p>
          </table:table-cell>
          <table:table-cell table:formula="of:=[.I8]/[.P8]" office:value-type="float" office:value="1.00038414837235" calcext:value-type="float">
            <text:p>1.00038414837235</text:p>
          </table:table-cell>
          <table:table-cell table:formula="of:=STDEV([.I8:.P8])" office:value-type="float" office:value="0.20613654903607" calcext:value-type="float">
            <text:p>0.2061365490360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0.891233" calcext:value-type="float">
            <text:p>20.891233</text:p>
          </table:table-cell>
          <table:table-cell office:value-type="float" office:value="14.462059" calcext:value-type="float">
            <text:p>14.462059</text:p>
          </table:table-cell>
          <table:table-cell office:value-type="float" office:value="12.479109" calcext:value-type="float">
            <text:p>12.479109</text:p>
          </table:table-cell>
          <table:table-cell office:value-type="float" office:value="1.751365" calcext:value-type="float">
            <text:p>1.751365</text:p>
          </table:table-cell>
          <table:table-cell table:formula="of:=[.B9]/[.E9]" office:value-type="float" office:value="11.9285431649028" calcext:value-type="float">
            <text:p>11.9285431649028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14.516952" calcext:value-type="float">
            <text:p>14.516952</text:p>
          </table:table-cell>
          <table:table-cell office:value-type="float" office:value="14.5108" calcext:value-type="float">
            <text:p>14.5108</text:p>
          </table:table-cell>
          <table:table-cell office:value-type="float" office:value="14.54143" calcext:value-type="float">
            <text:p>14.54143</text:p>
          </table:table-cell>
          <table:table-cell office:value-type="float" office:value="14.525761" calcext:value-type="float">
            <text:p>14.525761</text:p>
          </table:table-cell>
          <table:table-cell office:value-type="float" office:value="14.558368" calcext:value-type="float">
            <text:p>14.558368</text:p>
          </table:table-cell>
          <table:table-cell office:value-type="float" office:value="14.489624" calcext:value-type="float">
            <text:p>14.489624</text:p>
          </table:table-cell>
          <table:table-cell office:value-type="float" office:value="14.516119" calcext:value-type="float">
            <text:p>14.516119</text:p>
          </table:table-cell>
          <table:table-cell office:value-type="float" office:value="14.462059" calcext:value-type="float">
            <text:p>14.462059</text:p>
          </table:table-cell>
          <table:table-cell table:formula="of:=[.I9]/[.P9]" office:value-type="float" office:value="1.00379565592977" calcext:value-type="float">
            <text:p>1.00379565592977</text:p>
          </table:table-cell>
          <table:table-cell table:formula="of:=STDEV([.I9:.P9])" office:value-type="float" office:value="0.0296753045979674" calcext:value-type="float">
            <text:p>0.02967530459796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2.651311" calcext:value-type="float">
            <text:p>32.651311</text:p>
          </table:table-cell>
          <table:table-cell office:value-type="float" office:value="21.638624" calcext:value-type="float">
            <text:p>21.638624</text:p>
          </table:table-cell>
          <table:table-cell office:value-type="float" office:value="18.279814" calcext:value-type="float">
            <text:p>18.279814</text:p>
          </table:table-cell>
          <table:table-cell office:value-type="float" office:value="2.582034" calcext:value-type="float">
            <text:p>2.582034</text:p>
          </table:table-cell>
          <table:table-cell table:formula="of:=[.B10]/[.E10]" office:value-type="float" office:value="12.6455774788403" calcext:value-type="float">
            <text:p>12.6455774788403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1.873562" calcext:value-type="float">
            <text:p>21.873562</text:p>
          </table:table-cell>
          <table:table-cell office:value-type="float" office:value="21.620019" calcext:value-type="float">
            <text:p>21.620019</text:p>
          </table:table-cell>
          <table:table-cell office:value-type="float" office:value="21.890873" calcext:value-type="float">
            <text:p>21.890873</text:p>
          </table:table-cell>
          <table:table-cell office:value-type="float" office:value="21.62025" calcext:value-type="float">
            <text:p>21.62025</text:p>
          </table:table-cell>
          <table:table-cell office:value-type="float" office:value="21.596509" calcext:value-type="float">
            <text:p>21.596509</text:p>
          </table:table-cell>
          <table:table-cell office:value-type="float" office:value="21.622443" calcext:value-type="float">
            <text:p>21.622443</text:p>
          </table:table-cell>
          <table:table-cell office:value-type="float" office:value="21.65508" calcext:value-type="float">
            <text:p>21.65508</text:p>
          </table:table-cell>
          <table:table-cell office:value-type="float" office:value="21.638624" calcext:value-type="float">
            <text:p>21.638624</text:p>
          </table:table-cell>
          <table:table-cell table:formula="of:=[.I10]/[.P10]" office:value-type="float" office:value="1.01085734471841" calcext:value-type="float">
            <text:p>1.01085734471841</text:p>
          </table:table-cell>
          <table:table-cell table:formula="of:=STDEV([.I10:.P10])" office:value-type="float" office:value="0.120101098329699" calcext:value-type="float">
            <text:p>0.12010109832969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2.937802" calcext:value-type="float">
            <text:p>22.937802</text:p>
          </table:table-cell>
          <table:table-cell office:value-type="float" office:value="3.502588" calcext:value-type="float">
            <text:p>3.502588</text:p>
          </table:table-cell>
          <table:table-cell table:formula="of:=[.B11]/[.E11]" office:value-type="string" office:string-value="" calcext:value-type="error">
            <text:p>#VALUE!</text:p>
          </table:table-cell>
          <table:table-cell table:number-columns-repeated="12"/>
        </table:table-row>
        <table:table-row table:style-name="ro1">
          <table:table-cell table:style-name="Default" office:value-type="float" office:value="40000" calcext:value-type="float">
            <text:p>40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.321978" calcext:value-type="float">
            <text:p>7.321978</text:p>
          </table:table-cell>
          <table:table-cell table:formula="of:=[.B12]/[.E12]" office:value-type="string" office:string-value="" calcext:value-type="error">
            <text:p>#VALUE!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GFLOPS</text:p>
          </table:table-cell>
          <table:table-cell table:style-name="ce2" office:value-type="string" calcext:value-type="string">
            <text:p>Original</text:p>
          </table:table-cell>
          <table:table-cell table:style-name="ce2" office:value-type="string" calcext:value-type="string">
            <text:p>Original + OpenMP(8)</text:p>
          </table:table-cell>
          <table:table-cell table:style-name="ce2" office:value-type="string" calcext:value-type="string">
            <text:p>Space-Improve</text:p>
          </table:table-cell>
          <table:table-cell table:style-name="ce2" office:value-type="string" calcext:value-type="string">
            <text:p>Space-Improve + OpenMP(8)</text:p>
          </table:table-cell>
          <table:table-cell table:style-name="ce2" office:value-type="string" calcext:value-type="string">
            <text:p>GFLOPs Increase</text:p>
          </table:table-cell>
          <table:table-cell/>
          <table:table-cell office:value-type="string" calcext:value-type="string">
            <text:p>Space-Improv. + OpenMP</text:p>
          </table:table-cell>
          <table:table-cell table:style-name="ce2" office:value-type="string" calcext:value-type="string">
            <text:p>1 Thread</text:p>
          </table:table-cell>
          <table:table-cell table:style-name="ce2" office:value-type="string" calcext:value-type="string">
            <text:p>2 Thread</text:p>
          </table:table-cell>
          <table:table-cell table:style-name="ce2" office:value-type="string" calcext:value-type="string">
            <text:p>3 Thread</text:p>
          </table:table-cell>
          <table:table-cell table:style-name="ce2" office:value-type="string" calcext:value-type="string">
            <text:p>4 Thread</text:p>
          </table:table-cell>
          <table:table-cell table:style-name="ce2" office:value-type="string" calcext:value-type="string">
            <text:p>5 Thread</text:p>
          </table:table-cell>
          <table:table-cell table:style-name="ce2" office:value-type="string" calcext:value-type="string">
            <text:p>6 Thread</text:p>
          </table:table-cell>
          <table:table-cell table:style-name="ce2" office:value-type="string" calcext:value-type="string">
            <text:p>7 Thread</text:p>
          </table:table-cell>
          <table:table-cell table:style-name="ce2" office:value-type="string" calcext:value-type="string">
            <text:p>8 Thread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STD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table:formula="of:=[.A15]*[.A15]*20/[.B2]*10^(-9)" office:value-type="float" office:value="1.10815602836879" calcext:value-type="float">
            <text:p>1.10816</text:p>
          </table:table-cell>
          <table:table-cell table:style-name="ce3" table:formula="of:=[.A15]*[.A15]*20/[.C2]*10^(-9)" office:value-type="float" office:value="2.67665952890792" calcext:value-type="float">
            <text:p>2.67666</text:p>
          </table:table-cell>
          <table:table-cell table:style-name="ce3" table:formula="of:=[.A15]*[.A15]*9/[.D2]*10^(-9)" office:value-type="float" office:value="0.962360992301112" calcext:value-type="float">
            <text:p>0.96236</text:p>
          </table:table-cell>
          <table:table-cell table:style-name="ce3" table:formula="of:=[.A15]*[.A15]*9/[.E2]*10^(-9)" office:value-type="float" office:value="0.491266375545852" calcext:value-type="float">
            <text:p>0.49127</text:p>
          </table:table-cell>
          <table:table-cell table:style-name="ce3" table:formula="of:=[.E15]/[.B15]" office:value-type="float" office:value="0.443318777292576" calcext:value-type="float">
            <text:p>0.4433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2829" calcext:value-type="float">
            <text:p>0.002829</text:p>
          </table:table-cell>
          <table:table-cell office:value-type="float" office:value="0.002969" calcext:value-type="float">
            <text:p>0.002969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3281" calcext:value-type="float">
            <text:p>0.003281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03454" calcext:value-type="float">
            <text:p>0.003454</text:p>
          </table:table-cell>
          <table:table-cell table:formula="of:=[.I15]/[.P15]" office:value-type="float" office:value="0.819050376375217" calcext:value-type="float">
            <text:p>0.819050376375217</text:p>
          </table:table-cell>
          <table:table-cell table:formula="of:=STDEV([.I15:.P15])" office:value-type="float" office:value="0.000329878955072918" calcext:value-type="float">
            <text:p>0.0003298789550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table:formula="of:=[.A16]*[.A16]*20/[.B3]*10^(-9)" office:value-type="float" office:value="0.919751667049897" calcext:value-type="float">
            <text:p>0.91975</text:p>
          </table:table-cell>
          <table:table-cell table:style-name="ce3" table:formula="of:=[.A16]*[.A16]*20/[.C3]*10^(-9)" office:value-type="float" office:value="1.94817845314631" calcext:value-type="float">
            <text:p>1.94818</text:p>
          </table:table-cell>
          <table:table-cell table:style-name="ce3" table:formula="of:=[.A16]*[.A16]*9/[.D3]*10^(-9)" office:value-type="float" office:value="0.994914879504753" calcext:value-type="float">
            <text:p>0.99491</text:p>
          </table:table-cell>
          <table:table-cell table:style-name="ce3" table:formula="of:=[.A16]*[.A16]*9/[.E3]*10^(-9)" office:value-type="float" office:value="1.09984113405841" calcext:value-type="float">
            <text:p>1.09984</text:p>
          </table:table-cell>
          <table:table-cell table:style-name="ce3" table:formula="of:=[.E16]/[.B16]" office:value-type="float" office:value="1.19580227300501" calcext:value-type="float">
            <text:p>1.1958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0.005191" calcext:value-type="float">
            <text:p>0.005191</text:p>
          </table:table-cell>
          <table:table-cell office:value-type="float" office:value="0.006061" calcext:value-type="float">
            <text:p>0.006061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6152" calcext:value-type="float">
            <text:p>0.006152</text:p>
          </table:table-cell>
          <table:table-cell office:value-type="float" office:value="0.006902" calcext:value-type="float">
            <text:p>0.006902</text:p>
          </table:table-cell>
          <table:table-cell office:value-type="float" office:value="0.008386" calcext:value-type="float">
            <text:p>0.008386</text:p>
          </table:table-cell>
          <table:table-cell table:formula="of:=[.I16]/[.P16]" office:value-type="float" office:value="0.382900071547818" calcext:value-type="float">
            <text:p>0.382900071547818</text:p>
          </table:table-cell>
          <table:table-cell table:formula="of:=STDEV([.I16:.P16])" office:value-type="float" office:value="0.00147101776598964" calcext:value-type="float">
            <text:p>0.001471017765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3" table:formula="of:=[.A17]*[.A17]*20/[.B4]*10^(-9)" office:value-type="float" office:value="0.706869891760548" calcext:value-type="float">
            <text:p>0.70687</text:p>
          </table:table-cell>
          <table:table-cell table:style-name="ce3" table:formula="of:=[.A17]*[.A17]*20/[.C4]*10^(-9)" office:value-type="float" office:value="1.22206437224081" calcext:value-type="float">
            <text:p>1.22206</text:p>
          </table:table-cell>
          <table:table-cell table:style-name="ce3" table:formula="of:=[.A17]*[.A17]*9/[.D4]*10^(-9)" office:value-type="float" office:value="0.605072524665109" calcext:value-type="float">
            <text:p>0.60507</text:p>
          </table:table-cell>
          <table:table-cell table:style-name="ce3" table:formula="of:=[.A17]*[.A17]*9/[.E4]*10^(-9)" office:value-type="float" office:value="2.21729490022173" calcext:value-type="float">
            <text:p>2.21729</text:p>
          </table:table-cell>
          <table:table-cell table:style-name="ce3" table:formula="of:=[.E17]/[.B17]" office:value-type="float" office:value="3.13677937915743" calcext:value-type="float">
            <text:p>3.1367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28288" calcext:value-type="float">
            <text:p>0.028288</text:p>
          </table:table-cell>
          <table:table-cell office:value-type="float" office:value="0.017999" calcext:value-type="float">
            <text:p>0.017999</text:p>
          </table:table-cell>
          <table:table-cell office:value-type="float" office:value="0.014827" calcext:value-type="float">
            <text:p>0.014827</text:p>
          </table:table-cell>
          <table:table-cell office:value-type="float" office:value="0.013665" calcext:value-type="float">
            <text:p>0.013665</text:p>
          </table:table-cell>
          <table:table-cell office:value-type="float" office:value="0.013411" calcext:value-type="float">
            <text:p>0.013411</text:p>
          </table:table-cell>
          <table:table-cell office:value-type="float" office:value="0.012448" calcext:value-type="float">
            <text:p>0.012448</text:p>
          </table:table-cell>
          <table:table-cell office:value-type="float" office:value="0.012526" calcext:value-type="float">
            <text:p>0.012526</text:p>
          </table:table-cell>
          <table:table-cell office:value-type="float" office:value="0.012968" calcext:value-type="float">
            <text:p>0.012968</text:p>
          </table:table-cell>
          <table:table-cell table:formula="of:=[.I17]/[.P17]" office:value-type="float" office:value="2.18136952498458" calcext:value-type="float">
            <text:p>2.18136952498458</text:p>
          </table:table-cell>
          <table:table-cell table:formula="of:=STDEV([.I17:.P17])" office:value-type="float" office:value="0.0053714090463171" calcext:value-type="float">
            <text:p>0.00537140904631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" table:formula="of:=[.A18]*[.A18]*20/[.B5]*10^(-9)" office:value-type="float" office:value="0.66011306416563" calcext:value-type="float">
            <text:p>0.66011</text:p>
          </table:table-cell>
          <table:table-cell table:style-name="ce3" table:formula="of:=[.A18]*[.A18]*20/[.C5]*10^(-9)" office:value-type="float" office:value="1.0161734160905" calcext:value-type="float">
            <text:p>1.01617</text:p>
          </table:table-cell>
          <table:table-cell table:style-name="ce3" table:formula="of:=[.A18]*[.A18]*9/[.D5]*10^(-9)" office:value-type="float" office:value="0.509373606297216" calcext:value-type="float">
            <text:p>0.50937</text:p>
          </table:table-cell>
          <table:table-cell table:style-name="ce3" table:formula="of:=[.A18]*[.A18]*9/[.E5]*10^(-9)" office:value-type="float" office:value="4.98736534113579" calcext:value-type="float">
            <text:p>4.98737</text:p>
          </table:table-cell>
          <table:table-cell table:style-name="ce3" table:formula="of:=[.E18]/[.B18]" office:value-type="float" office:value="7.55531985636388" calcext:value-type="float">
            <text:p>7.5553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92055" calcext:value-type="float">
            <text:p>0.192055</text:p>
          </table:table-cell>
          <table:table-cell office:value-type="float" office:value="0.09869" calcext:value-type="float">
            <text:p>0.09869</text:p>
          </table:table-cell>
          <table:table-cell office:value-type="float" office:value="0.059418" calcext:value-type="float">
            <text:p>0.059418</text:p>
          </table:table-cell>
          <table:table-cell office:value-type="float" office:value="0.042133" calcext:value-type="float">
            <text:p>0.042133</text:p>
          </table:table-cell>
          <table:table-cell office:value-type="float" office:value="0.053715" calcext:value-type="float">
            <text:p>0.053715</text:p>
          </table:table-cell>
          <table:table-cell office:value-type="float" office:value="0.035925" calcext:value-type="float">
            <text:p>0.035925</text:p>
          </table:table-cell>
          <table:table-cell office:value-type="float" office:value="0.043188" calcext:value-type="float">
            <text:p>0.043188</text:p>
          </table:table-cell>
          <table:table-cell office:value-type="float" office:value="0.041001" calcext:value-type="float">
            <text:p>0.041001</text:p>
          </table:table-cell>
          <table:table-cell table:formula="of:=[.I18]/[.P18]" office:value-type="float" office:value="4.68415404502329" calcext:value-type="float">
            <text:p>4.68415404502329</text:p>
          </table:table-cell>
          <table:table-cell table:formula="of:=STDEV([.I18:.P18])" office:value-type="float" office:value="0.0529022417562742" calcext:value-type="float">
            <text:p>0.05290224175627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table:formula="of:=[.A19]*[.A19]*20/[.B6]*10^(-9)" office:value-type="float" office:value="0.638685840015584" calcext:value-type="float">
            <text:p>0.63869</text:p>
          </table:table-cell>
          <table:table-cell table:style-name="ce3" table:formula="of:=[.A19]*[.A19]*20/[.C6]*10^(-9)" office:value-type="float" office:value="0.925515442687919" calcext:value-type="float">
            <text:p>0.92552</text:p>
          </table:table-cell>
          <table:table-cell table:style-name="ce3" table:formula="of:=[.A19]*[.A19]*9/[.D6]*10^(-9)" office:value-type="float" office:value="0.467825314027742" calcext:value-type="float">
            <text:p>0.46783</text:p>
          </table:table-cell>
          <table:table-cell table:style-name="ce3" table:formula="of:=[.A19]*[.A19]*9/[.E6]*10^(-9)" office:value-type="float" office:value="4.35843793584379" calcext:value-type="float">
            <text:p>4.35844</text:p>
          </table:table-cell>
          <table:table-cell table:style-name="ce3" table:formula="of:=[.E19]/[.B19]" office:value-type="float" office:value="6.82407165271967" calcext:value-type="float">
            <text:p>6.8240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926001" calcext:value-type="float">
            <text:p>0.926001</text:p>
          </table:table-cell>
          <table:table-cell office:value-type="float" office:value="0.46525" calcext:value-type="float">
            <text:p>0.46525</text:p>
          </table:table-cell>
          <table:table-cell office:value-type="float" office:value="0.27938" calcext:value-type="float">
            <text:p>0.27938</text:p>
          </table:table-cell>
          <table:table-cell office:value-type="float" office:value="0.201225" calcext:value-type="float">
            <text:p>0.201225</text:p>
          </table:table-cell>
          <table:table-cell office:value-type="float" office:value="0.154705" calcext:value-type="float">
            <text:p>0.154705</text:p>
          </table:table-cell>
          <table:table-cell office:value-type="float" office:value="0.127714" calcext:value-type="float">
            <text:p>0.127714</text:p>
          </table:table-cell>
          <table:table-cell office:value-type="float" office:value="0.24032" calcext:value-type="float">
            <text:p>0.24032</text:p>
          </table:table-cell>
          <table:table-cell office:value-type="float" office:value="0.205409" calcext:value-type="float">
            <text:p>0.205409</text:p>
          </table:table-cell>
          <table:table-cell table:formula="of:=[.I19]/[.P19]" office:value-type="float" office:value="4.50808387169014" calcext:value-type="float">
            <text:p>4.50808387169014</text:p>
          </table:table-cell>
          <table:table-cell table:formula="of:=STDEV([.I19:.P19])" office:value-type="float" office:value="0.263944951518846" calcext:value-type="float">
            <text:p>0.26394495151884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3" table:formula="of:=[.A20]*[.A20]*20/[.B7]*10^(-9)" office:value-type="float" office:value="0.626013010776188" calcext:value-type="float">
            <text:p>0.62601</text:p>
          </table:table-cell>
          <table:table-cell table:style-name="ce3" table:formula="of:=[.A20]*[.A20]*20/[.C7]*10^(-9)" office:value-type="float" office:value="0.89610623916956" calcext:value-type="float">
            <text:p>0.89611</text:p>
          </table:table-cell>
          <table:table-cell table:style-name="ce3" table:formula="of:=[.A20]*[.A20]*9/[.D7]*10^(-9)" office:value-type="float" office:value="0.455717636002458" calcext:value-type="float">
            <text:p>0.45572</text:p>
          </table:table-cell>
          <table:table-cell table:style-name="ce3" table:formula="of:=[.A20]*[.A20]*9/[.E7]*10^(-9)" office:value-type="float" office:value="3.47454573531683" calcext:value-type="float">
            <text:p>3.47455</text:p>
          </table:table-cell>
          <table:table-cell table:style-name="ce3" table:formula="of:=[.E20]/[.B20]" office:value-type="float" office:value="5.55027719153755" calcext:value-type="float">
            <text:p>5.55028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.34238" calcext:value-type="float">
            <text:p>2.34238</text:p>
          </table:table-cell>
          <table:table-cell office:value-type="float" office:value="1.167189" calcext:value-type="float">
            <text:p>1.167189</text:p>
          </table:table-cell>
          <table:table-cell office:value-type="float" office:value="0.749917" calcext:value-type="float">
            <text:p>0.749917</text:p>
          </table:table-cell>
          <table:table-cell office:value-type="float" office:value="0.539531" calcext:value-type="float">
            <text:p>0.539531</text:p>
          </table:table-cell>
          <table:table-cell office:value-type="float" office:value="0.41059" calcext:value-type="float">
            <text:p>0.41059</text:p>
          </table:table-cell>
          <table:table-cell office:value-type="float" office:value="0.317405" calcext:value-type="float">
            <text:p>0.317405</text:p>
          </table:table-cell>
          <table:table-cell office:value-type="float" office:value="0.672072" calcext:value-type="float">
            <text:p>0.672072</text:p>
          </table:table-cell>
          <table:table-cell office:value-type="float" office:value="0.582878" calcext:value-type="float">
            <text:p>0.582878</text:p>
          </table:table-cell>
          <table:table-cell table:formula="of:=[.I20]/[.P20]" office:value-type="float" office:value="4.01864541121813" calcext:value-type="float">
            <text:p>4.01864541121813</text:p>
          </table:table-cell>
          <table:table-cell table:formula="of:=STDEV([.I20:.P20])" office:value-type="float" office:value="0.656171251599927" calcext:value-type="float">
            <text:p>0.65617125159992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3" table:formula="of:=[.A21]*[.A21]*20/[.B8]*10^(-9)" office:value-type="float" office:value="0.435139920057182" calcext:value-type="float">
            <text:p>0.43514</text:p>
          </table:table-cell>
          <table:table-cell table:style-name="ce3" table:formula="of:=[.A21]*[.A21]*20/[.C8]*10^(-9)" office:value-type="float" office:value="0.778416154703984" calcext:value-type="float">
            <text:p>0.77842</text:p>
          </table:table-cell>
          <table:table-cell table:style-name="ce3" table:formula="of:=[.A21]*[.A21]*9/[.D8]*10^(-9)" office:value-type="float" office:value="0.439049930099592" calcext:value-type="float">
            <text:p>0.43905</text:p>
          </table:table-cell>
          <table:table-cell table:style-name="ce3" table:formula="of:=[.A21]*[.A21]*9/[.E8]*10^(-9)" office:value-type="float" office:value="3.28186577715949" calcext:value-type="float">
            <text:p>3.28187</text:p>
          </table:table-cell>
          <table:table-cell table:style-name="ce3" table:formula="of:=[.E21]/[.B21]" office:value-type="float" office:value="7.54209307371344" calcext:value-type="float">
            <text:p>7.54209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4.413918" calcext:value-type="float">
            <text:p>4.413918</text:p>
          </table:table-cell>
          <table:table-cell office:value-type="float" office:value="2.219982" calcext:value-type="float">
            <text:p>2.219982</text:p>
          </table:table-cell>
          <table:table-cell office:value-type="float" office:value="1.461492" calcext:value-type="float">
            <text:p>1.461492</text:p>
          </table:table-cell>
          <table:table-cell office:value-type="float" office:value="1.031622" calcext:value-type="float">
            <text:p>1.031622</text:p>
          </table:table-cell>
          <table:table-cell office:value-type="float" office:value="0.780517" calcext:value-type="float">
            <text:p>0.780517</text:p>
          </table:table-cell>
          <table:table-cell office:value-type="float" office:value="0.631411" calcext:value-type="float">
            <text:p>0.631411</text:p>
          </table:table-cell>
          <table:table-cell office:value-type="float" office:value="1.261802" calcext:value-type="float">
            <text:p>1.261802</text:p>
          </table:table-cell>
          <table:table-cell office:value-type="float" office:value="1.087595" calcext:value-type="float">
            <text:p>1.087595</text:p>
          </table:table-cell>
          <table:table-cell table:formula="of:=[.I21]/[.P21]" office:value-type="float" office:value="4.05842064371388" calcext:value-type="float">
            <text:p>4.05842064371388</text:p>
          </table:table-cell>
          <table:table-cell table:formula="of:=STDEV([.I21:.P21])" office:value-type="float" office:value="1.23232814189066" calcext:value-type="float">
            <text:p>1.2323281418906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3" table:formula="of:=[.A22]*[.A22]*20/[.B9]*10^(-9)" office:value-type="float" office:value="0.598337111074296" calcext:value-type="float">
            <text:p>0.59834</text:p>
          </table:table-cell>
          <table:table-cell table:style-name="ce3" table:formula="of:=[.A22]*[.A22]*20/[.C9]*10^(-9)" office:value-type="float" office:value="0.864330590823893" calcext:value-type="float">
            <text:p>0.86433</text:p>
          </table:table-cell>
          <table:table-cell table:style-name="ce3" table:formula="of:=[.A22]*[.A22]*9/[.D9]*10^(-9)" office:value-type="float" office:value="0.450753335033775" calcext:value-type="float">
            <text:p>0.45075</text:p>
          </table:table-cell>
          <table:table-cell table:style-name="ce3" table:formula="of:=[.A22]*[.A22]*9/[.E9]*10^(-9)" office:value-type="float" office:value="3.21178052547584" calcext:value-type="float">
            <text:p>3.21178</text:p>
          </table:table-cell>
          <table:table-cell table:style-name="ce3" table:formula="of:=[.E22]/[.B22]" office:value-type="float" office:value="5.36784442420626" calcext:value-type="float">
            <text:p>5.36784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6.815437" calcext:value-type="float">
            <text:p>6.815437</text:p>
          </table:table-cell>
          <table:table-cell office:value-type="float" office:value="3.496746" calcext:value-type="float">
            <text:p>3.496746</text:p>
          </table:table-cell>
          <table:table-cell office:value-type="float" office:value="2.336533" calcext:value-type="float">
            <text:p>2.336533</text:p>
          </table:table-cell>
          <table:table-cell office:value-type="float" office:value="1.718233" calcext:value-type="float">
            <text:p>1.718233</text:p>
          </table:table-cell>
          <table:table-cell office:value-type="float" office:value="1.350854" calcext:value-type="float">
            <text:p>1.350854</text:p>
          </table:table-cell>
          <table:table-cell office:value-type="float" office:value="1.120657" calcext:value-type="float">
            <text:p>1.120657</text:p>
          </table:table-cell>
          <table:table-cell office:value-type="float" office:value="1.993311" calcext:value-type="float">
            <text:p>1.993311</text:p>
          </table:table-cell>
          <table:table-cell office:value-type="float" office:value="1.759937" calcext:value-type="float">
            <text:p>1.759937</text:p>
          </table:table-cell>
          <table:table-cell table:formula="of:=[.I22]/[.P22]" office:value-type="float" office:value="3.87254600590817" calcext:value-type="float">
            <text:p>3.87254600590817</text:p>
          </table:table-cell>
          <table:table-cell table:formula="of:=STDEV([.I22:.P22])" office:value-type="float" office:value="1.86080497269557" calcext:value-type="float">
            <text:p>1.8608049726955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3" table:formula="of:=[.A23]*[.A23]*20/[.B10]*10^(-9)" office:value-type="float" office:value="0.551279548928372" calcext:value-type="float">
            <text:p>0.55128</text:p>
          </table:table-cell>
          <table:table-cell table:style-name="ce3" table:formula="of:=[.A23]*[.A23]*20/[.C10]*10^(-9)" office:value-type="float" office:value="0.831845869681917" calcext:value-type="float">
            <text:p>0.83185</text:p>
          </table:table-cell>
          <table:table-cell table:style-name="ce3" table:formula="of:=[.A23]*[.A23]*9/[.D10]*10^(-9)" office:value-type="float" office:value="0.443111729692654" calcext:value-type="float">
            <text:p>0.44311</text:p>
          </table:table-cell>
          <table:table-cell table:style-name="ce3" table:formula="of:=[.A23]*[.A23]*9/[.E10]*10^(-9)" office:value-type="float" office:value="3.13706171181324" calcext:value-type="float">
            <text:p>3.13706</text:p>
          </table:table-cell>
          <table:table-cell table:style-name="ce3" table:formula="of:=[.E23]/[.B23]" office:value-type="float" office:value="5.69050986547815" calcext:value-type="float">
            <text:p>5.6905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0.09361" calcext:value-type="float">
            <text:p>10.09361</text:p>
          </table:table-cell>
          <table:table-cell office:value-type="float" office:value="5.173485" calcext:value-type="float">
            <text:p>5.173485</text:p>
          </table:table-cell>
          <table:table-cell office:value-type="float" office:value="3.475744" calcext:value-type="float">
            <text:p>3.475744</text:p>
          </table:table-cell>
          <table:table-cell office:value-type="float" office:value="2.606914" calcext:value-type="float">
            <text:p>2.606914</text:p>
          </table:table-cell>
          <table:table-cell office:value-type="float" office:value="2.055701" calcext:value-type="float">
            <text:p>2.055701</text:p>
          </table:table-cell>
          <table:table-cell office:value-type="float" office:value="1.718413" calcext:value-type="float">
            <text:p>1.718413</text:p>
          </table:table-cell>
          <table:table-cell office:value-type="float" office:value="2.922476" calcext:value-type="float">
            <text:p>2.922476</text:p>
          </table:table-cell>
          <table:table-cell office:value-type="float" office:value="2.57914" calcext:value-type="float">
            <text:p>2.57914</text:p>
          </table:table-cell>
          <table:table-cell table:formula="of:=[.I23]/[.P23]" office:value-type="float" office:value="3.91355645680343" calcext:value-type="float">
            <text:p>3.91355645680343</text:p>
          </table:table-cell>
          <table:table-cell table:formula="of:=STDEV([.I23:.P23])" office:value-type="float" office:value="2.74263584535263" calcext:value-type="float">
            <text:p>2.7426358453526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3" table:formula="of:=[.A24]*[.A24]*20/[.B11]*10^(-9)" office:value-type="string" office:string-value="" calcext:value-type="error">
            <text:p>#VALUE!</text:p>
          </table:table-cell>
          <table:table-cell table:style-name="ce3" table:formula="of:=[.A24]*[.A24]*20/[.C11]*10^(-9)" office:value-type="string" office:string-value="" calcext:value-type="error">
            <text:p>#VALUE!</text:p>
          </table:table-cell>
          <table:table-cell table:style-name="ce3" table:formula="of:=[.A24]*[.A24]*9/[.D11]*10^(-9)" office:value-type="float" office:value="0.480647622644925" calcext:value-type="float">
            <text:p>0.48065</text:p>
          </table:table-cell>
          <table:table-cell table:style-name="ce3" table:formula="of:=[.A24]*[.A24]*9/[.E11]*10^(-9)" office:value-type="float" office:value="3.14767252100447" calcext:value-type="float">
            <text:p>3.14767</text:p>
          </table:table-cell>
          <table:table-cell table:style-name="ce3" table:formula="of:=[.E24]/[.B24]" office:value-type="string" office:string-value="" calcext:value-type="error">
            <text:p>#VALUE!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Default" office:value-type="float" office:value="40000" calcext:value-type="float">
            <text:p>40000</text:p>
          </table:table-cell>
          <table:table-cell table:style-name="ce3" table:formula="of:=[.A25]*[.A25]*20/[.B12]*10^(-9)" office:value-type="string" office:string-value="" calcext:value-type="error">
            <text:p>#VALUE!</text:p>
          </table:table-cell>
          <table:table-cell table:style-name="ce3" table:formula="of:=[.A25]*[.A25]*20/[.C12]*10^(-9)" office:value-type="string" office:string-value="" calcext:value-type="error">
            <text:p>#VALUE!</text:p>
          </table:table-cell>
          <table:table-cell table:style-name="ce3" table:formula="of:=[.A25]*[.A25]*9/[.D12]*10^(-9)" office:value-type="string" office:string-value="" calcext:value-type="error">
            <text:p>#VALUE!</text:p>
          </table:table-cell>
          <table:table-cell table:style-name="ce3" table:formula="of:=[.A25]*[.A25]*9/[.E12]*10^(-9)" office:value-type="float" office:value="1.9666816808245" calcext:value-type="float">
            <text:p>1.96668</text:p>
          </table:table-cell>
          <table:table-cell table:style-name="ce3" table:formula="of:=[.E25]/[.B25]" office:value-type="string" office:string-value="" calcext:value-type="error">
            <text:p>#VALUE!</text:p>
          </table:table-cell>
          <table:table-cell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6:18:58.760328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4:57:11.529151198</meta:creation-date>
    <dc:date>2018-12-01T20:57:47.380991674</dc:date>
    <meta:editing-duration>PT1H40M14S</meta:editing-duration>
    <meta:editing-cycles>17</meta:editing-cycles>
    <meta:generator>LibreOffice/5.4.7.2$Linux_X86_64 LibreOffice_project/40$Build-2</meta:generator>
    <meta:document-statistic meta:table-count="1" meta:cell-count="3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7cm" svg:height="9.006cm" xlink:href=".." xlink:type="simple" chart:class="chart:bar" chart:style-name="ch1">
        <chart:title svg:x="5.709cm" svg:y="0.316cm" chart:style-name="ch2">
          <text:p>Performance Increase</text:p>
        </chart:title>
        <chart:legend chart:legend-position="end" svg:x="12.629cm" svg:y="4.204cm" style:legend-expansion="high" chart:style-name="ch3"/>
        <chart:plot-area chart:style-name="ch4" table:cell-range-address="Sheet1.A2:Sheet1.A10 Sheet1.F2:Sheet1.F10" chart:data-source-has-labels="both" svg:x="1.33cm" svg:y="1.275cm" svg:width="10.98cm" svg:height="6.57cm">
          <chartooo:coordinate-region svg:x="1.951cm" svg:y="1.474cm" svg:width="10.359cm" svg:height="5.724cm"/>
          <chart:axis chart:dimension="x" chart:name="primary-x" chart:style-name="ch5" chartooo:axis-type="auto">
            <chartooo:date-scale/>
            <chart:title svg:x="5.797cm" svg:y="8.025cm" chart:style-name="ch6">
              <text:p>Problem Size</text:p>
            </chart:title>
            <chart:categories table:cell-range-address="Sheet1.A2:Sheet1.A10"/>
          </chart:axis>
          <chart:axis chart:dimension="y" chart:name="primary-y" chart:style-name="ch7">
            <chart:title svg:x="0.451cm" svg:y="6.324cm" chart:style-name="ch8">
              <text:p>Original / Most Optimize</text:p>
            </chart:title>
            <chart:grid chart:style-name="ch9" chart:class="major"/>
          </chart:axis>
          <chart:series chart:style-name="ch10" chart:values-cell-range-address="Sheet1.F2:Sheet1.F10" loext:label-string="increased_speed" chart:class="chart:bar">
            <chart:data-point chart:repeated="9"/>
            <loext:propertry-mapping loext:property="BorderColor" loext:cell-range-address="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reased_speed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2:Sheet1.A10</svg:desc>
                </draw:g>
              </table:table-cell>
              <table:table-cell office:value-type="float" office:value="0.985152838427947">
                <text:p>0.985152838427947</text:p>
                <draw:g>
                  <svg:desc>Sheet1.F2:Sheet1.F10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65733838445558">
                <text:p>2.65733838445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.97062084257206">
                <text:p>6.97062084257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6.7895996808086">
                <text:p>16.7895996808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.1646036727104">
                <text:p>15.164603672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2.3339493145279">
                <text:p>12.3339493145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6.7602068304743">
                <text:p>16.7602068304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1.9285431649028">
                <text:p>11.9285431649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2.6455774788403">
                <text:p>12.64557747884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7cm" svg:height="9.006cm" xlink:href=".." xlink:type="simple" chart:class="chart:bar" chart:style-name="ch1">
        <chart:title svg:x="6.092cm" svg:y="0.316cm" chart:style-name="ch2">
          <text:p>GFLOPS Increase</text:p>
        </chart:title>
        <chart:legend chart:legend-position="end" svg:x="12.814cm" svg:y="4.204cm" style:legend-expansion="high" chart:style-name="ch3"/>
        <chart:plot-area chart:style-name="ch4" table:cell-range-address="Sheet1.A15:Sheet1.A23 Sheet1.F15:Sheet1.F23" chart:data-source-has-labels="both" svg:x="1.33cm" svg:y="1.275cm" svg:width="11.165cm" svg:height="6.57cm">
          <chartooo:coordinate-region svg:x="2.798cm" svg:y="1.474cm" svg:width="9.697cm" svg:height="5.724cm"/>
          <chart:axis chart:dimension="x" chart:name="primary-x" chart:style-name="ch5" chartooo:axis-type="auto">
            <chartooo:date-scale/>
            <chart:title svg:x="5.889cm" svg:y="8.025cm" chart:style-name="ch6">
              <text:p>Problem Size</text:p>
            </chart:title>
            <chart:categories table:cell-range-address="Sheet1.A15:Sheet1.A23"/>
          </chart:axis>
          <chart:axis chart:dimension="y" chart:name="primary-y" chart:style-name="ch7">
            <chart:title svg:x="0.451cm" svg:y="7.091cm" chart:style-name="ch8">
              <text:p>Original / Most Optimized GFLOPS</text:p>
            </chart:title>
            <chart:grid chart:style-name="ch9" chart:class="major"/>
          </chart:axis>
          <chart:series chart:style-name="ch10" chart:values-cell-range-address="Sheet1.F15:Sheet1.F23" loext:label-string="gflops_increase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s_increase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15:Sheet1.A23</svg:desc>
                </draw:g>
              </table:table-cell>
              <table:table-cell office:value-type="float" office:value="0.443318777292576">
                <text:p>0.443318777292576</text:p>
                <draw:g>
                  <svg:desc>Sheet1.F15:Sheet1.F2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19580227300501">
                <text:p>1.1958022730050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13677937915743">
                <text:p>3.1367793791574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.55531985636388">
                <text:p>7.5553198563638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.82407165271967">
                <text:p>6.8240716527196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.55027719153755">
                <text:p>5.5502771915375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.54209307371344">
                <text:p>7.5420930737134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5.36784442420626">
                <text:p>5.3678444242062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.69050986547815">
                <text:p>5.69050986547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09cm" svg:y="0.316cm" chart:style-name="ch2">
          <text:p>OpenMP SpeedUp</text:p>
        </chart:title>
        <chart:legend chart:legend-position="end" svg:x="13.358cm" svg:y="4.204cm" style:legend-expansion="high" chart:style-name="ch3"/>
        <chart:plot-area chart:style-name="ch4" table:cell-range-address="Sheet1.H2:Sheet1.H10 Sheet1.Q2:Sheet1.Q10" chart:data-source-has-labels="both" svg:x="1.33cm" svg:y="1.275cm" svg:width="11.709cm" svg:height="6.57cm">
          <chartooo:coordinate-region svg:x="2.057cm" svg:y="1.474cm" svg:width="10.517cm" svg:height="5.724cm"/>
          <chart:axis chart:dimension="x" chart:name="primary-x" chart:style-name="ch5" chartooo:axis-type="auto">
            <chartooo:date-scale/>
            <chart:title svg:x="6.161cm" svg:y="8.025cm" chart:style-name="ch6">
              <text:p>Problem Size</text:p>
            </chart:title>
            <chart:categories table:cell-range-address="Sheet1.H2:Sheet1.H10"/>
          </chart:axis>
          <chart:axis chart:dimension="y" chart:name="primary-y" chart:style-name="ch5">
            <chart:title svg:x="0.451cm" svg:y="5.318cm" chart:style-name="ch7">
              <text:p>T(1) / T(8)</text:p>
            </chart:title>
            <chart:grid chart:style-name="ch8" chart:class="major"/>
          </chart:axis>
          <chart:series chart:style-name="ch9" chart:values-cell-range-address="Sheet1.Q2:Sheet1.Q10" loext:label-string="speedup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H2:Sheet1.H10</svg:desc>
                </draw:g>
              </table:table-cell>
              <table:table-cell office:value-type="float" office:value="1.55406852248394">
                <text:p>1.55406852248394</text:p>
                <draw:g>
                  <svg:desc>Sheet1.Q2:Sheet1.Q1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05932203389831">
                <text:p>1.059322033898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23407115469807">
                <text:p>1.2340711546980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00957845062007">
                <text:p>1.0095784506200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99815359669184">
                <text:p>0.99981535966918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.00177190073692">
                <text:p>1.0017719007369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00038414837235">
                <text:p>1.0003841483723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00379565592977">
                <text:p>1.0037956559297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01085734471841">
                <text:p>1.010857344718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767cm" svg:y="0.316cm" chart:style-name="ch2">
          <text:p>Space-Improv. + OMP Speedup</text:p>
        </chart:title>
        <chart:legend chart:legend-position="end" svg:x="13.358cm" svg:y="4.204cm" style:legend-expansion="high" chart:style-name="ch3"/>
        <chart:plot-area chart:style-name="ch4" table:cell-range-address="Sheet1.H15:Sheet1.H23 Sheet1.Q15:Sheet1.Q23" chart:data-source-has-labels="both" svg:x="1.33cm" svg:y="1.275cm" svg:width="11.709cm" svg:height="6.57cm">
          <chartooo:coordinate-region svg:x="2.057cm" svg:y="1.474cm" svg:width="10.517cm" svg:height="5.724cm"/>
          <chart:axis chart:dimension="x" chart:name="primary-x" chart:style-name="ch5" chartooo:axis-type="auto">
            <chartooo:date-scale/>
            <chart:title svg:x="6.161cm" svg:y="8.025cm" chart:style-name="ch6">
              <text:p>Problem Size</text:p>
            </chart:title>
            <chart:categories table:cell-range-address="Sheet1.H15:Sheet1.H23"/>
          </chart:axis>
          <chart:axis chart:dimension="y" chart:name="primary-y" chart:style-name="ch5">
            <chart:title svg:x="0.451cm" svg:y="5.318cm" chart:style-name="ch7">
              <text:p>T(1) / T(8)</text:p>
            </chart:title>
            <chart:grid chart:style-name="ch8" chart:class="major"/>
          </chart:axis>
          <chart:series chart:style-name="ch9" chart:values-cell-range-address="Sheet1.Q15:Sheet1.Q23" loext:label-string="speedup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H15:Sheet1.H23</svg:desc>
                </draw:g>
              </table:table-cell>
              <table:table-cell office:value-type="float" office:value="0.819050376375217">
                <text:p>0.819050376375217</text:p>
                <draw:g>
                  <svg:desc>Sheet1.Q15:Sheet1.Q2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82900071547818">
                <text:p>0.3829000715478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18136952498458">
                <text:p>2.1813695249845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.68415404502329">
                <text:p>4.6841540450232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.50808387169014">
                <text:p>4.5080838716901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4.01864541121813">
                <text:p>4.0186454112181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.05842064371388">
                <text:p>4.0584206437138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.87254600590817">
                <text:p>3.8725460059081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.91355645680343">
                <text:p>3.913556456803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